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TimesNewRomanPS" svg:font-family="TimesNewRomanPS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7" style:family="table">
      <style:table-properties style:width="6.7021in" table:align="left" style:writing-mode="lr-tb"/>
    </style:style>
    <style:style style:name="Table7.A" style:family="table-column">
      <style:table-column-properties style:column-width="0.8674in"/>
    </style:style>
    <style:style style:name="Table7.B" style:family="table-column">
      <style:table-column-properties style:column-width="1.466in"/>
    </style:style>
    <style:style style:name="Table7.C" style:family="table-column">
      <style:table-column-properties style:column-width="0.9646in"/>
    </style:style>
    <style:style style:name="Table7.D" style:family="table-column">
      <style:table-column-properties style:column-width="3.4042in"/>
    </style:style>
    <style:style style:name="Table7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style:vertical-align="top" fo:padding="0.0382in" fo:border="0.05pt solid #000000"/>
    </style:style>
    <style:style style:name="Table7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7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paragraph-properties fo:text-align="center" style:justify-single-word="false"/>
      <style:text-properties style:font-name="Arial" fo:font-size="20pt" fo:font-style="normal" officeooo:rsid="0009c3b6" officeooo:paragraph-rsid="000f0814" style:font-size-asian="20pt" style:font-style-asian="normal" style:font-size-complex="20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officeooo:paragraph-rsid="000f0814" style:font-style-asian="normal" style:font-style-complex="normal"/>
    </style:style>
    <style:style style:name="P8" style:family="paragraph" style:parent-style-name="Standard">
      <style:paragraph-properties fo:text-align="center" style:justify-single-word="false"/>
      <style:text-properties style:font-name="Arial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0cad3b" officeooo:paragraph-rsid="0012b3bf"/>
    </style:style>
    <style:style style:name="P10" style:family="paragraph" style:parent-style-name="Standard">
      <style:paragraph-properties fo:text-align="center" style:justify-single-word="false"/>
      <style:text-properties style:font-name="Arial" officeooo:rsid="0000fb14" officeooo:paragraph-rsid="000f0814"/>
    </style:style>
    <style:style style:name="P11" style:family="paragraph" style:parent-style-name="Standard">
      <style:text-properties officeooo:paragraph-rsid="000f0814"/>
    </style:style>
    <style:style style:name="P12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0f0814" style:font-style-asian="italic" style:font-style-complex="italic"/>
    </style:style>
    <style:style style:name="P13" style:family="paragraph" style:parent-style-name="Standard">
      <style:paragraph-properties fo:margin-left="-0.0102in" fo:margin-right="0in" fo:text-indent="0in" style:auto-text-indent="false"/>
      <style:text-properties style:font-name="Arial"/>
    </style:style>
    <style:style style:name="P14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a1dd3" style:font-style-asian="italic" style:font-style-complex="italic"/>
    </style:style>
    <style:style style:name="P15" style:family="paragraph" style:parent-style-name="Standard">
      <style:paragraph-properties fo:margin-left="-0.0102in" fo:margin-right="0in" fo:text-align="start" style:justify-single-word="false" fo:text-indent="0in" style:auto-text-indent="false">
        <style:tab-stops/>
      </style:paragraph-properties>
      <style:text-properties style:font-name="Arial" fo:font-style="italic" officeooo:paragraph-rsid="000f0814" style:font-style-asian="italic" style:font-style-complex="italic"/>
    </style:style>
    <style:style style:name="P16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0f0814" style:font-style-asian="italic" style:font-style-complex="italic"/>
    </style:style>
    <style:style style:name="P17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rsid="000a1dd3" officeooo:paragraph-rsid="000a1dd3" style:font-style-asian="italic" style:font-style-complex="italic"/>
    </style:style>
    <style:style style:name="P18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rsid="0014d38c" officeooo:paragraph-rsid="000a1dd3" style:font-style-asian="italic" style:font-style-complex="italic"/>
    </style:style>
    <style:style style:name="P19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a1dd3"/>
    </style:style>
    <style:style style:name="P20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0c8a51"/>
    </style:style>
    <style:style style:name="P21" style:family="paragraph" style:parent-style-name="Standard">
      <style:paragraph-properties fo:margin-left="-0.0102in" fo:margin-right="0in" fo:text-indent="0in" style:auto-text-indent="false"/>
      <style:text-properties style:font-name="Arial" officeooo:rsid="000a1dd3" officeooo:paragraph-rsid="0012da35"/>
    </style:style>
    <style:style style:name="P22" style:family="paragraph" style:parent-style-name="Standard">
      <style:paragraph-properties fo:margin-left="-0.0102in" fo:margin-right="0in" fo:text-indent="0in" style:auto-text-indent="false"/>
      <style:text-properties style:font-name="Arial" officeooo:rsid="00151856" officeooo:paragraph-rsid="00151856"/>
    </style:style>
    <style:style style:name="P23" style:family="paragraph" style:parent-style-name="Standard">
      <style:paragraph-properties fo:margin-left="-0.0102in" fo:margin-right="0in" fo:text-indent="0in" style:auto-text-indent="false"/>
      <style:text-properties style:font-name="Arial" officeooo:rsid="0015f1a0" officeooo:paragraph-rsid="0015f1a0"/>
    </style:style>
    <style:style style:name="P24" style:family="paragraph" style:parent-style-name="Table_20_Contents">
      <style:text-properties style:font-name="Arial" fo:font-size="10pt" fo:font-weight="bold" officeooo:rsid="000a1dd3" officeooo:paragraph-rsid="000a1dd3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style:font-name="Arial" fo:font-size="10pt" fo:font-weight="bold" officeooo:rsid="000a1dd3" officeooo:paragraph-rsid="0012da35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size="10pt" fo:font-weight="bold" officeooo:rsid="0012da35" officeooo:paragraph-rsid="0012da35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Arial" fo:font-size="10pt" fo:font-style="normal" fo:font-weight="normal" officeooo:rsid="0012da35" officeooo:paragraph-rsid="0012da35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WW-Table_20_Heading1">
      <style:paragraph-properties fo:text-align="center" style:justify-single-word="false"/>
      <style:text-properties style:font-name="Arial" officeooo:paragraph-rsid="000f0814"/>
    </style:style>
    <style:style style:name="P29" style:family="paragraph" style:parent-style-name="WW-Table_20_Heading1">
      <style:paragraph-properties fo:text-align="center" style:justify-single-word="false"/>
      <style:text-properties style:font-name="Arial" officeooo:rsid="00080632" officeooo:paragraph-rsid="000f0814"/>
    </style:style>
    <style:style style:name="P30" style:family="paragraph" style:parent-style-name="WW-Table_20_Contents1">
      <style:text-properties style:font-name="Arial" fo:font-size="10pt" officeooo:rsid="00080632" officeooo:paragraph-rsid="000f0814" style:font-size-asian="10pt" style:font-size-complex="10pt"/>
    </style:style>
    <style:style style:name="P31" style:family="paragraph" style:parent-style-name="WW-Table_20_Contents1">
      <style:text-properties style:font-name="Arial" fo:font-size="10pt" officeooo:paragraph-rsid="000f0814" style:font-size-asian="10pt" style:font-size-complex="10pt"/>
    </style:style>
    <style:style style:name="P32" style:family="paragraph" style:parent-style-name="WW-Table_20_Contents1">
      <style:text-properties style:font-name="Arial" fo:font-size="10pt" fo:font-style="normal" officeooo:paragraph-rsid="000f0814" style:font-size-asian="10pt" style:font-style-asian="normal" style:font-size-complex="10pt" style:font-style-complex="normal"/>
    </style:style>
    <style:style style:name="P33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34" style:family="paragraph" style:parent-style-name="WW-Table_20_Heading">
      <style:paragraph-properties fo:text-align="center" style:justify-single-word="false"/>
      <style:text-properties style:font-name="Arial" fo:font-style="italic" officeooo:rsid="0007ec12" officeooo:paragraph-rsid="0012b3bf" style:font-style-asian="italic" style:font-style-complex="italic"/>
    </style:style>
    <style:style style:name="P35" style:family="paragraph" style:parent-style-name="Standard">
      <style:paragraph-properties fo:margin-left="1.4898in" fo:margin-right="0in" fo:text-indent="-1.4898in" style:auto-text-indent="false">
        <style:tab-stops/>
      </style:paragraph-properties>
    </style:style>
    <style:style style:name="P36" style:family="paragraph" style:parent-style-name="Standard">
      <style:paragraph-properties fo:margin-left="1.4898in" fo:margin-right="0in" fo:text-indent="-1.4898in" style:auto-text-indent="false" fo:break-before="page">
        <style:tab-stops/>
      </style:paragraph-properties>
      <style:text-properties fo:font-size="12pt" officeooo:rsid="0014d38c" officeooo:paragraph-rsid="00151856" style:font-size-asian="12pt" style:font-size-complex="12pt"/>
    </style:style>
    <style:style style:name="P37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officeooo:rsid="00151856" officeooo:paragraph-rsid="00151856"/>
    </style:style>
    <style:style style:name="P38" style:family="paragraph" style:parent-style-name="Standard">
      <style:paragraph-properties fo:margin-left="0in" fo:margin-right="0in" fo:text-indent="0in" style:auto-text-indent="false"/>
      <style:text-properties style:font-name="Arial" officeooo:rsid="00151856" officeooo:paragraph-rsid="00151856"/>
    </style:style>
    <style:style style:name="P39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0f0814" style:font-size-asian="10pt" style:font-style-asian="normal" style:font-size-complex="10pt" style:font-style-complex="normal"/>
    </style:style>
    <style:style style:name="P40" style:family="paragraph" style:parent-style-name="JEDI_25_20Slides-Intro1-Lesson01-Chapter_25_20Title_7e_LT_7e_Gliederung_20_1">
      <style:text-properties style:font-name="Courier" fo:font-size="14pt" style:font-size-asian="14pt" style:font-size-complex="14pt"/>
    </style:style>
    <style:style style:name="P41" style:family="paragraph" style:parent-style-name="Text_20_body">
      <style:text-properties style:font-name="Courier New" fo:font-size="12pt" fo:font-weight="normal" officeooo:paragraph-rsid="0017b708" fo:background-color="#ffffff" style:font-size-asian="12pt" style:font-weight-asian="normal" style:font-size-complex="12pt" style:font-weight-complex="normal"/>
    </style:style>
    <style:style style:name="P4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style:font-name="Courier New" fo:font-size="12pt" fo:font-weight="normal" officeooo:rsid="0017b708" officeooo:paragraph-rsid="0017b708" fo:background-color="#ffffff" style:font-size-asian="12pt" style:font-weight-asian="normal" style:font-size-complex="12pt" style:font-weight-complex="normal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style:font-name="Arial"/>
    </style:style>
    <style:style style:name="P44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style:font-name="Arial" officeooo:rsid="0017b708" officeooo:paragraph-rsid="0017b708"/>
    </style:style>
    <style:style style:name="P45" style:family="paragraph" style:parent-style-name="Standard">
      <style:paragraph-properties fo:break-before="page"/>
      <style:text-properties style:font-name="Arial"/>
    </style:style>
    <style:style style:name="P46" style:family="paragraph" style:parent-style-name="Standard">
      <style:paragraph-properties fo:margin-left="-0.0102in" fo:margin-right="0in" fo:text-indent="0in" style:auto-text-indent="false" fo:break-before="page"/>
      <style:text-properties style:font-name="Arial" officeooo:rsid="000a1dd3" officeooo:paragraph-rsid="000a1dd3"/>
    </style:style>
    <style:style style:name="P47" style:family="paragraph" style:parent-style-name="Standard">
      <style:paragraph-properties fo:margin-left="-0.0102in" fo:margin-right="0in" fo:text-indent="0in" style:auto-text-indent="false" fo:break-before="page"/>
      <style:text-properties style:font-name="Arial" officeooo:rsid="0015f1a0" officeooo:paragraph-rsid="000a1dd3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style:font-name="Arial" fo:font-style="italic" style:font-style-asian="italic" style:font-style-complex="italic"/>
    </style:style>
    <style:style style:name="T3" style:family="text">
      <style:text-properties style:font-name="Arial" fo:font-style="italic" officeooo:rsid="0017b708" style:font-style-asian="italic" style:font-style-complex="italic"/>
    </style:style>
    <style:style style:name="T4" style:family="text">
      <style:text-properties officeooo:rsid="000f0814"/>
    </style:style>
    <style:style style:name="T5" style:family="text">
      <style:text-properties fo:font-style="normal" fo:font-weight="normal" officeooo:rsid="000cad3b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7b708" style:font-style-asian="normal" style:font-weight-asian="normal" style:font-style-complex="normal" style:font-weight-complex="normal"/>
    </style:style>
    <style:style style:name="T7" style:family="text">
      <style:text-properties style:text-position="super 58%" fo:font-style="normal" fo:font-weight="normal" officeooo:rsid="000cad3b" style:font-style-asian="normal" style:font-weight-asian="normal" style:font-style-complex="normal" style:font-weight-complex="normal"/>
    </style:style>
    <style:style style:name="T8" style:family="text">
      <style:text-properties officeooo:rsid="00151856"/>
    </style:style>
    <style:style style:name="T9" style:family="text">
      <style:text-properties officeooo:rsid="0015f1a0"/>
    </style:style>
    <style:style style:name="T10" style:family="text">
      <style:text-properties officeooo:rsid="0017b708"/>
    </style:style>
    <style:style style:name="T11" style:family="text">
      <style:text-properties style:font-name="Courier New"/>
    </style:style>
    <style:style style:name="T12" style:family="text">
      <style:text-properties style:font-name="Courier New" fo:font-style="italic" officeooo:rsid="0017b708" style:font-style-asian="italic" style:font-style-complex="italic"/>
    </style:style>
    <style:style style:name="T13" style:family="text">
      <style:text-properties style:font-name="Courier New" fo:font-style="normal" officeooo:rsid="0017b708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8"/>
      <text:p text:style-name="P8"/>
      <text:p text:style-name="P8"/>
      <text:p text:style-name="P8"/>
      <text:p text:style-name="P8"/>
      <text:p text:style-name="P6">[YOUR PROJECT NAME]</text:p>
      <text:p text:style-name="P5"><text:s/><text:span text:style-name="T10">Program Design Language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ubmitted to:</text:p>
      <text:p text:style-name="P7"/>
      <text:p text:style-name="P7"/>
      <text:p text:style-name="P7"><text:span text:style-name="T4">Asst. </text:span>Prof. Ma. Rowena C. Solamo</text:p>
      <text:p text:style-name="P7">Faculty Member</text:p>
      <text:p text:style-name="P7">Department of Computer Science</text:p>
      <text:p text:style-name="P7">College of Engineering</text:p>
      <text:p text:style-name="P7">University of the Philippines, Diliman</text:p>
      <text:p text:style-name="P7"/>
      <text:p text:style-name="P7"/>
      <text:p text:style-name="P7"/>
      <text:p text:style-name="P7"/>
      <text:p text:style-name="P7">Submitted by:</text:p>
      <text:p text:style-name="P7">[List of Members in Alphabetical Order]</text:p>
      <text:p text:style-name="P11"/>
      <text:p text:style-name="P11"/>
      <text:p text:style-name="P11"/>
      <text:p text:style-name="P11"/>
      <text:p text:style-name="P11"/>
      <text:p text:style-name="P10">In partial fulfillment of Academic Requirements</text:p>
      <text:p text:style-name="P9">for the course</text:p>
      <text:p text:style-name="P9">CS 191 Software Engineering I</text:p>
      <text:p text:style-name="P9">of the </text:p>
      <text:p text:style-name="P34"><text:span text:style-name="T5">1</text:span><text:span text:style-name="T7">st</text:span><text:span text:style-name="T5"> Semester, AY 201</text:span><text:span text:style-name="T6">6</text:span><text:span text:style-name="T5">-201</text:span><text:span text:style-name="T6">7</text:span></text:p>
      <text:p text:style-name="P12">Revision Control</text:p>
      <text:p text:style-name="P16"/>
      <text:p text:style-name="P16">History Revision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header-rows>
          <table:table-row>
            <table:table-cell table:style-name="Table7.A1" office:value-type="string">
              <text:p text:style-name="P28">Revision Date</text:p>
            </table:table-cell>
            <table:table-cell table:style-name="Table7.A1" office:value-type="string">
              <text:p text:style-name="P28">Person Responsible</text:p>
            </table:table-cell>
            <table:table-cell table:style-name="Table7.A1" office:value-type="string">
              <text:p text:style-name="P29">Version</text:p>
              <text:p text:style-name="P29">Number</text:p>
            </table:table-cell>
            <table:table-cell table:style-name="Table7.D1" office:value-type="string">
              <text:p text:style-name="P28">Modification</text:p>
            </table:table-cell>
          </table:table-row>
        </table:table-header-rows>
        <table:table-row>
          <table:table-cell table:style-name="Table7.A2" office:value-type="string">
            <text:p text:style-name="P30">MM/DD/YY</text:p>
          </table:table-cell>
          <table:table-cell table:style-name="Table7.A2" office:value-type="string">
            <text:p text:style-name="P30">Juan de la Cruz</text:p>
          </table:table-cell>
          <table:table-cell table:style-name="Table7.A2" office:value-type="string">
            <text:p text:style-name="P33">1.0</text:p>
          </table:table-cell>
          <table:table-cell table:style-name="Table7.D2" office:value-type="string">
            <text:p text:style-name="P39">Initial Document; Version number should match the one found in the footer.</text:p>
          </table:table-cell>
        </table:table-row>
        <table:table-row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1"/>
          </table:table-cell>
          <table:table-cell table:style-name="Table7.A2" office:value-type="string">
            <text:p text:style-name="P32"/>
          </table:table-cell>
          <table:table-cell table:style-name="Table7.D2" office:value-type="string">
            <text:p text:style-name="P32"/>
          </table:table-cell>
        </table:table-row>
      </table:table>
      <text:p text:style-name="P15"/>
      <text:p text:style-name="P36"><text:span text:style-name="T3">Program Specification</text:span><text:span text:style-name="T2">: </text:span><text:span text:style-name="T13">Update Inventory Added</text:span></text:p>
      <text:p text:style-name="P35"/>
      <text:p text:style-name="P44">Input:</text:p>
      <text:p text:style-name="P44"><text:tab/><text:span text:style-name="T11">Quantity-added – quantity of inventory to be added in the</text:span></text:p>
      <text:p text:style-name="P44"><text:span text:style-name="T11"><text:tab/><text:tab/>inventory record</text:span></text:p>
      <text:p text:style-name="P44"/>
      <text:p text:style-name="P44">Output:</text:p>
      <text:p text:style-name="P44"><text:tab/><text:span text:style-name="T11">None</text:span></text:p>
      <text:p text:style-name="P44"/>
      <text:p text:style-name="P44">Program Logic:</text:p>
      <text:p text:style-name="P44"/>
      <text:p text:style-name="P42">DO<text:line-break/> <text:s text:c="2"/>READ next Invoice-item-record<text:line-break/> <text:s text:c="2"/>FIND matching Inventory-record<text:line-break/> <text:s text:c="2"/>ADD Quantity-added from </text:p>
      <text:p text:style-name="P42"><text:tab/><text:tab/>Invoice-item-record to Quantity- </text:p>
      <text:p text:style-name="P41"><text:s text:c="7"/>in-stock on Inventory-record </text:p>
      <text:p text:style-name="P41">UNTIL End-of-file </text:p>
      <text:p text:style-name="P44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"/>
      <text:p text:style-name="P4"/>
      <text:p text:style-name="P4"/>
      <text:p text:style-name="P4"/>
      <text:p text:style-name="P45"/>
      <text:p text:style-name="P19"/>
      <text:p text:style-name="P46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TimesNewRomanPS" svg:font-family="TimesNewRomanPS"/>
    <style:font-face style:name="Arial Unicode MS" svg:font-family="'Arial Unicode MS'" style:font-pitch="variable"/>
    <style:font-face style:name="Liberation Sans" svg:font-family="'Liberation Sans'" style:font-pitch="variable"/>
    <style:font-face style:name="Lucida Sans Unicode" svg:font-family="'Lucida Sans Unicode'" style:font-pitch="variable"/>
    <style:font-face style:name="Lucidasans" svg:font-family="Lucidasans" style:font-pitch="variable"/>
    <style:font-face style:name="Tahoma" svg:font-family="Tahoma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Times" fo:font-family="Times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8835in" style:type="center"/>
          <style:tab-stop style:position="5.7673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Frame_20_contents11" style:display-name="WW-Frame contents1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4pt" fo:font-style="normal" fo:text-shadow="none" fo:font-weight="normal" style:font-name-asian="Tahoma" style:font-family-asian="Tahoma" style:font-pitch-asian="variable" style:font-size-asian="24pt" style:font-style-asian="normal" style:font-weight-asian="normal" style:font-name-complex="Liberation Sans" style:font-family-complex="'Liberation Sans'" style:font-pitch-complex="variable" style:font-size-complex="12pt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Title2" style:family="paragraph" style:parent-style-name="Default" style:default-outline-level="">
      <style:paragraph-properties fo:margin-left="0.0783in" fo:margin-right="0.0783in" fo:margin-top="0.0398in" fo:margin-bottom="0.0398in" loext:contextual-spacing="false" fo:text-align="center" style:justify-single-word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1" style:display-name="JEDI%20Slides-Intro1-Lesson01-Chapter%20Title~LT~Gliederung 1" style:family="paragraph" style:default-outline-level="">
      <style:paragraph-properties fo:margin-left="0.3543in" fo:margin-right="0in" fo:margin-top="0in" fo:margin-bottom="0.14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Gliederung_20_2" style:display-name="JEDI%20Slides-Intro1-Lesson01-Chapter%20Title~LT~Gliederung 2" style:family="paragraph" style:parent-style-name="JEDI_25_20Slides-Intro1-Lesson01-Chapter_25_20Title_7e_LT_7e_Gliederung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JEDI_25_20Slides-Intro1-Lesson01-Chapter_25_20Title_7e_LT_7e_Gliederung_20_3" style:display-name="JEDI%20Slides-Intro1-Lesson01-Chapter%20Title~LT~Gliederung 3" style:family="paragraph" style:parent-style-name="JEDI_25_20Slides-Intro1-Lesson01-Chapter_25_20Title_7e_LT_7e_Gliederung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JEDI_25_20Slides-Intro1-Lesson01-Chapter_25_20Title_7e_LT_7e_Gliederung_20_4" style:display-name="JEDI%20Slides-Intro1-Lesson01-Chapter%20Title~LT~Gliederung 4" style:family="paragraph" style:parent-style-name="JEDI_25_20Slides-Intro1-Lesson01-Chapter_25_20Title_7e_LT_7e_Gliederung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5" style:display-name="JEDI%20Slides-Intro1-Lesson01-Chapter%20Title~LT~Gliederung 5" style:family="paragraph" style:parent-style-name="JEDI_25_20Slides-Intro1-Lesson01-Chapter_25_20Title_7e_LT_7e_Gliederung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6" style:display-name="JEDI%20Slides-Intro1-Lesson01-Chapter%20Title~LT~Gliederung 6" style:family="paragraph" style:parent-style-name="JEDI_25_20Slides-Intro1-Lesson01-Chapter_25_20Title_7e_LT_7e_Gliederung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7" style:display-name="JEDI%20Slides-Intro1-Lesson01-Chapter%20Title~LT~Gliederung 7" style:family="paragraph" style:parent-style-name="JEDI_25_20Slides-Intro1-Lesson01-Chapter_25_20Title_7e_LT_7e_Gliederung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8" style:display-name="JEDI%20Slides-Intro1-Lesson01-Chapter%20Title~LT~Gliederung 8" style:family="paragraph" style:parent-style-name="JEDI_25_20Slides-Intro1-Lesson01-Chapter_25_20Title_7e_LT_7e_Gliederung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Gliederung_20_9" style:display-name="JEDI%20Slides-Intro1-Lesson01-Chapter%20Title~LT~Gliederung 9" style:family="paragraph" style:parent-style-name="JEDI_25_20Slides-Intro1-Lesson01-Chapter_25_20Title_7e_LT_7e_Gliederung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JEDI_25_20Slides-Intro1-Lesson01-Chapter_25_20Title_7e_LT_7e_Titel" style:display-name="JEDI%20Slides-Intro1-Lesson01-Chapter%20Titl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44pt" fo:font-style="normal" fo:text-shadow="none" fo:font-weight="normal" style:font-name-asian="Tahoma" style:font-family-asian="Tahoma" style:font-pitch-asian="variable" style:font-size-asian="44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Untertitel" style:display-name="JEDI%20Slides-Intro1-Lesson01-Chapter%20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8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Notizen" style:display-name="JEDI%20Slides-Intro1-Lesson01-Chapter%20Title~LT~Notizen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JEDI_25_20Slides-Intro1-Lesson01-Chapter_25_20Title_7e_LT_7e_Hintergrundobjekte" style:display-name="JEDI%20Slides-Intro1-Lesson01-Chapter%20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JEDI_25_20Slides-Intro1-Lesson01-Chapter_25_20Title_7e_LT_7e_Hintergrund" style:display-name="JEDI%20Slides-Intro1-Lesson01-Chapter%20Titl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font-name="Times New Roman" fo:font-family="'Times New Roman'" style:font-family-generic="roman" style:font-pitch="variable" fo:font-size="18pt" style:letter-kerning="true" style:font-name-asian="Tahoma" style:font-family-asian="Tahoma" style:font-pitch-asian="variable" style:font-size-asian="18pt" style:font-name-complex="Liberation Sans" style:font-family-complex="'Liberation Sans'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fo:text-indent="0in" style:auto-text-indent="false"/>
      <style:text-properties fo:color="#000000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pitch-asian="variable" style:font-size-asian="12pt" style:font-name-complex="Liberation Sans" style:font-family-complex="'Liberation Sans'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20pt" fo:font-style="normal" fo:text-shadow="none" fo:font-weight="normal" style:font-name-asian="Tahoma" style:font-family-asian="Tahoma" style:font-pitch-asian="variable" style:font-size-asian="20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1" style:display-name="Outline 1" style:family="paragraph" style:default-outline-level="">
      <style:paragraph-properties fo:margin-left="0.3543in" fo:margin-right="0in" fo:margin-top="0in" fo:margin-bottom="0.148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Times New Roman" fo:font-family="'Times New Roman'" style:font-family-generic="roman" style:font-pitch="variable" fo:font-size="32pt" fo:font-style="normal" fo:text-shadow="none" fo:font-weight="normal" style:font-name-asian="Tahoma" style:font-family-asian="Tahoma" style:font-pitch-asian="variable" style:font-size-asian="32pt" style:font-style-asian="normal" style:font-weight-asian="normal" style:font-name-complex="Liberation Sans" style:font-family-complex="'Liberation Sans'" style:font-pitch-complex="variable" style:font-size-complex="12pt"/>
    </style:style>
    <style:style style:name="Outline_20_2" style:display-name="Outline 2" style:family="paragraph" style:parent-style-name="Outline_20_1" style:default-outline-level="">
      <style:paragraph-properties fo:margin-left="0.9453in" fo:margin-right="0in" fo:margin-top="0in" fo:margin-bottom="0.1575in" loext:contextual-spacing="false" fo:text-indent="-0.3154in" style:auto-text-indent="false"/>
      <style:text-properties fo:color="#000000" style:text-outline="false" style:text-line-through-style="none" style:text-line-through-type="none" fo:font-size="28pt" fo:font-style="normal" fo:text-shadow="none" fo:font-weight="normal" style:font-size-asian="28pt" style:font-style-asian="normal" style:font-weight-asian="normal"/>
    </style:style>
    <style:style style:name="Outline_20_3" style:display-name="Outline 3" style:family="paragraph" style:parent-style-name="Outline_20_2" style:default-outline-level="">
      <style:paragraph-properties fo:margin-left="1.4173in" fo:margin-right="0in" fo:margin-top="0in" fo:margin-bottom="0.1181in" loext:contextual-spacing="false" fo:text-indent="-0.2362in" style:auto-text-indent="false"/>
      <style:text-properties fo:color="#000000" style:text-outline="false" style:text-line-through-style="none" style:text-line-through-type="none" fo:font-size="24pt" fo:font-style="normal" fo:text-shadow="none" fo:font-weight="normal" style:font-size-asian="24pt" style:font-style-asian="normal" style:font-weight-asian="normal"/>
    </style:style>
    <style:style style:name="Outline_20_4" style:display-name="Outline 4" style:family="paragraph" style:parent-style-name="Outline_20_3" style:default-outline-level="">
      <style:paragraph-properties fo:margin-left="1.8898in" fo:margin-right="0in" fo:margin-top="0in" fo:margin-bottom="0.0783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5" style:display-name="Outline 5" style:family="paragraph" style:parent-style-name="Outline_20_4" style:default-outline-level="">
      <style:paragraph-properties fo:margin-left="2.362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6" style:display-name="Outline 6" style:family="paragraph" style:parent-style-name="Outline_20_5" style:default-outline-level="">
      <style:paragraph-properties fo:margin-left="2.8346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7" style:display-name="Outline 7" style:family="paragraph" style:parent-style-name="Outline_20_6" style:default-outline-level="">
      <style:paragraph-properties fo:margin-left="3.3071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8" style:display-name="Outline 8" style:family="paragraph" style:parent-style-name="Outline_20_7" style:default-outline-level="">
      <style:paragraph-properties fo:margin-left="3.7799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Outline_20_9" style:display-name="Outline 9" style:family="paragraph" style:parent-style-name="Outline_20_8" style:default-outline-level="">
      <style:paragraph-properties fo:margin-left="4.252in" fo:margin-right="0in" fo:margin-top="0in" fo:margin-bottom="0.0398in" loext:contextual-spacing="false" fo:text-indent="-0.2362in" style:auto-text-indent="false"/>
      <style:text-properties fo:color="#000000" style:text-outline="false" style:text-line-through-style="none" style:text-line-through-type="none" fo:font-size="20pt" fo:font-style="normal" fo:text-shadow="none" fo:font-weight="normal" style:font-size-asian="20pt" style:font-style-asian="normal" style:font-weight-asian="normal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Numbering_20_Symbols" style:display-name="Numbering Symbols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 fo:padding="0in" fo:border="none"/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2.8835in" style:type="center"/>
          <style:tab-stop style:position="7.490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[System Name]<text:tab/><text:tab/>Page </text:span><text:span text:style-name="MT1"><text:page-number style:num-format="1" text:select-page="current">6</text:page-number></text:span></text:p>
        <text:p text:style-name="MP3">Version: [Version Nbr]<text:tab/><text:tab/>Group: [Group Name]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creation-date>2006-01-06T01:50:00</meta:creation-date>
    <dc:date>2016-10-20T18:04:39.284838000</dc:date>
    <dc:language>de-DE</dc:language>
    <meta:editing-cycles>19</meta:editing-cycles>
    <meta:editing-duration>PT1H33M31S</meta:editing-duration>
    <meta:document-statistic meta:table-count="1" meta:image-count="0" meta:object-count="0" meta:page-count="6" meta:paragraph-count="39" meta:word-count="135" meta:character-count="967" meta:non-whitespace-character-count="840"/>
    <meta:user-defined meta:name="Info 1"/>
    <meta:user-defined meta:name="Info 2"/>
    <meta:user-defined meta:name="Info 3"/>
    <meta:user-defined meta:name="Info 4"/>
  </office:meta>
</office:document-meta>
</file>